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none" style:font-size-asian="14pt" style:font-size-complex="16pt"/>
    </style:style>
    <style:style style:name="P2" style:family="paragraph" style:parent-style-name="Heading">
      <style:text-properties fo:color="#1b75bc"/>
    </style:style>
    <style:style style:name="P3" style:family="paragraph" style:parent-style-name="Text_20_body">
      <style:text-properties style:text-underline-style="none"/>
    </style:style>
    <style:style style:name="P4" style:family="paragraph" style:parent-style-name="Text_20_body">
      <style:text-properties style:text-underline-style="none" officeooo:paragraph-rsid="0018a309"/>
    </style:style>
    <style:style style:name="P5" style:family="paragraph" style:parent-style-name="Text_20_body">
      <style:text-properties style:text-underline-style="none" officeooo:rsid="0019913d" officeooo:paragraph-rsid="0019913d"/>
    </style:style>
    <style:style style:name="P6" style:family="paragraph" style:parent-style-name="Text_20_body">
      <style:text-properties officeooo:rsid="001e11b1" officeooo:paragraph-rsid="001e11b1"/>
    </style:style>
    <style:style style:name="P7" style:family="paragraph" style:parent-style-name="Text_20_body">
      <style:text-properties fo:font-size="16pt" style:text-underline-style="none" style:font-size-asian="14pt" style:font-size-complex="16pt"/>
    </style:style>
    <style:style style:name="P8" style:family="paragraph" style:parent-style-name="Text_20_body">
      <style:text-properties fo:color="#5565af" fo:font-size="16pt" style:text-underline-style="none" officeooo:rsid="0021fe39" officeooo:paragraph-rsid="0021fe39" style:font-size-asian="14pt" style:font-size-complex="16pt"/>
    </style:style>
    <style:style style:name="P9" style:family="paragraph" style:parent-style-name="Text_20_body">
      <style:text-properties fo:font-size="16pt" style:text-underline-style="none" officeooo:rsid="0019913d" officeooo:paragraph-rsid="0018a309" style:font-size-asian="14pt" style:font-size-complex="16pt"/>
    </style:style>
    <style:style style:name="P10" style:family="paragraph" style:parent-style-name="Text_20_body">
      <style:text-properties fo:font-size="16pt" style:text-underline-style="none" officeooo:rsid="0019913d" officeooo:paragraph-rsid="0019913d" style:font-size-asian="14pt" style:font-size-complex="16pt"/>
    </style:style>
    <style:style style:name="P11" style:family="paragraph" style:parent-style-name="Text_20_body">
      <style:text-properties style:text-underline-style="none"/>
    </style:style>
    <style:style style:name="P12" style:family="paragraph" style:parent-style-name="Text_20_body">
      <style:text-properties style:text-underline-style="none" officeooo:rsid="002a8e28" officeooo:paragraph-rsid="002a8e28"/>
    </style:style>
    <style:style style:name="P13" style:family="paragraph" style:parent-style-name="Text_20_body">
      <style:text-properties style:text-underline-style="none" officeooo:rsid="002a8e28" officeooo:paragraph-rsid="002b4044"/>
    </style:style>
    <style:style style:name="P14" style:family="paragraph" style:parent-style-name="Text_20_body">
      <style:text-properties style:text-underline-style="none" officeooo:rsid="002b4044" officeooo:paragraph-rsid="002b4044"/>
    </style:style>
    <style:style style:name="P15" style:family="paragraph" style:parent-style-name="Text_20_body">
      <style:text-properties fo:color="#00b6bd" style:text-underline-style="none" officeooo:rsid="002b4044" officeooo:paragraph-rsid="002b4044"/>
    </style:style>
    <style:style style:name="P16" style:family="paragraph" style:parent-style-name="Text_20_body">
      <style:text-properties officeooo:paragraph-rsid="002cb815"/>
    </style:style>
    <style:style style:name="P17" style:family="paragraph" style:parent-style-name="Text_20_body">
      <style:text-properties fo:color="#000000" style:text-underline-style="none" officeooo:rsid="002cb815" officeooo:paragraph-rsid="002cb815"/>
    </style:style>
    <style:style style:name="P18" style:family="paragraph" style:parent-style-name="Text_20_body">
      <style:text-properties fo:color="#000000" style:text-underline-style="none" officeooo:rsid="002e029a" officeooo:paragraph-rsid="002e029a"/>
    </style:style>
    <style:style style:name="P19" style:family="paragraph" style:parent-style-name="Heading">
      <style:text-properties fo:color="#0066b3"/>
    </style:style>
    <style:style style:name="P20" style:family="paragraph" style:parent-style-name="Heading">
      <style:text-properties fo:color="#0066b3" style:text-underline-style="solid" style:text-underline-width="auto" style:text-underline-color="font-color"/>
    </style:style>
    <style:style style:name="P21" style:family="paragraph" style:parent-style-name="Heading_20_1">
      <style:text-properties style:text-underline-style="none" officeooo:rsid="0021fe39" officeooo:paragraph-rsid="0021fe39"/>
    </style:style>
    <style:style style:name="P22" style:family="paragraph" style:parent-style-name="Heading_20_1">
      <style:text-properties style:text-underline-style="solid" style:text-underline-width="auto" style:text-underline-color="font-color"/>
    </style:style>
    <style:style style:name="P23" style:family="paragraph" style:parent-style-name="Heading_20_1">
      <style:text-properties style:text-underline-style="solid" style:text-underline-width="auto" style:text-underline-color="font-color" officeooo:paragraph-rsid="0018a309"/>
    </style:style>
    <style:style style:name="P24" style:family="paragraph" style:parent-style-name="Heading_20_1">
      <style:text-properties fo:font-size="18pt" style:font-size-asian="18pt" style:font-size-complex="18pt"/>
    </style:style>
    <style:style style:name="P25" style:family="paragraph" style:parent-style-name="Heading_20_2">
      <style:text-properties officeooo:rsid="002c1148" officeooo:paragraph-rsid="002c1148"/>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ize="14pt" style:text-underline-style="none" style:font-size-asian="14pt" style:font-size-complex="14pt"/>
    </style:style>
    <style:style style:name="T4" style:family="text">
      <style:text-properties fo:font-size="16pt" style:font-size-asian="14pt" style:font-size-complex="16pt"/>
    </style:style>
    <style:style style:name="T5" style:family="text">
      <style:text-properties fo:font-size="16pt" officeooo:rsid="0019913d" style:font-size-asian="14pt" style:font-size-complex="16pt"/>
    </style:style>
    <style:style style:name="T6" style:family="text">
      <style:text-properties fo:font-size="16pt" officeooo:rsid="001b230d" style:font-size-asian="14pt" style:font-size-complex="16pt"/>
    </style:style>
    <style:style style:name="T7" style:family="text">
      <style:text-properties fo:font-size="16pt" officeooo:rsid="0022e0d6" style:font-size-asian="14pt" style:font-size-complex="16pt"/>
    </style:style>
    <style:style style:name="T8" style:family="text">
      <style:text-properties fo:font-size="16pt" officeooo:rsid="002448eb" style:font-size-asian="14pt" style:font-size-complex="16pt"/>
    </style:style>
    <style:style style:name="T9" style:family="text">
      <style:text-properties fo:font-size="16pt" officeooo:rsid="002a8e28" style:font-size-asian="14pt" style:font-size-complex="16pt"/>
    </style:style>
    <style:style style:name="T10" style:family="text">
      <style:text-properties fo:font-size="16pt" officeooo:rsid="002b4044" style:font-size-asian="14pt" style:font-size-complex="16pt"/>
    </style:style>
    <style:style style:name="T11" style:family="text">
      <style:text-properties fo:font-size="16pt" officeooo:rsid="002cb815" style:font-size-asian="14pt" style:font-size-complex="16pt"/>
    </style:style>
    <style:style style:name="T12" style:family="text">
      <style:text-properties fo:font-size="16pt" officeooo:rsid="002e029a" style:font-size-asian="14pt" style:font-size-complex="16pt"/>
    </style:style>
    <style:style style:name="T13" style:family="text">
      <style:text-properties fo:font-size="16pt" fo:font-style="italic" style:font-size-asian="14pt" style:font-style-asian="italic" style:font-size-complex="16pt" style:font-style-complex="italic"/>
    </style:style>
    <style:style style:name="T14" style:family="text">
      <style:text-properties fo:font-size="16pt" style:text-underline-style="none" style:font-size-asian="14pt" style:font-size-complex="16pt"/>
    </style:style>
    <style:style style:name="T15" style:family="text">
      <style:text-properties fo:font-size="16pt" style:text-underline-style="none" officeooo:rsid="001ccc7b" style:font-size-asian="14pt" style:font-size-complex="16pt"/>
    </style:style>
    <style:style style:name="T16" style:family="text">
      <style:text-properties fo:font-size="16pt" style:text-underline-style="none" officeooo:rsid="001e11b1" style:font-size-asian="14pt" style:font-size-complex="16pt"/>
    </style:style>
    <style:style style:name="T17" style:family="text">
      <style:text-properties fo:font-size="16pt" style:text-underline-style="solid" style:text-underline-width="auto" style:text-underline-color="font-color" officeooo:rsid="002cb815" style:font-size-asian="14pt" style:font-size-complex="16pt"/>
    </style:style>
    <style:style style:name="T18" style:family="text">
      <style:text-properties officeooo:rsid="0020100f"/>
    </style:style>
    <style:style style:name="T19" style:family="text">
      <style:text-properties officeooo:rsid="00262795"/>
    </style:style>
    <style:style style:name="T20" style:family="text">
      <style:text-properties officeooo:rsid="002448eb"/>
    </style:style>
    <style:style style:name="T21" style:family="text">
      <style:text-properties fo:font-size="18pt" style:font-size-asian="18pt" style:font-size-complex="18pt"/>
    </style:style>
    <style:style style:name="T22" style:family="text">
      <style:text-properties fo:color="#000000" fo:font-size="16pt" style:text-underline-style="none" officeooo:rsid="002cb815" style:font-size-asian="14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 text:c="16"/><text:span text:style-name="T19">COURSE ASSIGNMENT</text:span></text:p>
      <text:h text:style-name="P21" text:outline-level="1">QNO_1 :</text:h>
      <text:h text:style-name="P23" text:outline-level="1">Class :</text:h>
      <text:p text:style-name="P4"><text:s text:c="24"/><text:span text:style-name="T5">In Object Oriented Programming the class is a data type which has its own data members and member functions which can be assessed. We can create an object of a class and that class is actually a blueprint of that class, means that class describes what will be the behavior of that object. <text:s/></text:span></text:p>
      <text:p text:style-name="P9"/>
      <text:p text:style-name="P2"><text:span text:style-name="T5">S</text:span><text:span text:style-name="T4">yntax</text:span></text:p>
      <text:p text:style-name="P5"><text:span text:style-name="T6">c</text:span><text:span text:style-name="T4">lass </text:span><text:span text:style-name="T13">class_name</text:span><text:span text:style-name="T4">{</text:span></text:p>
      <text:p text:style-name="P10">private:</text:p>
      <text:p text:style-name="P10">public:</text:p>
      <text:p text:style-name="P5"><text:span text:style-name="T4"><text:s text:c="5"/></text:span><text:span text:style-name="T13">class_name</text:span><text:span text:style-name="T4">(){</text:span></text:p>
      <text:p text:style-name="P10">}</text:p>
      <text:p text:style-name="P10">};</text:p>
      <text:h text:style-name="Heading_20_1" text:outline-level="1"><text:span text:style-name="T2">Object :</text:span><text:span text:style-name="T1"> </text:span></text:h>
      <text:p text:style-name="Text_20_body"><text:span text:style-name="T1"><text:s text:c="25"/></text:span><text:span text:style-name="T15">An Object is an instance of a class that have some structure and behavior that is defined in the class. It has a memory allocation at the time of its creation. </text:span><text:span text:style-name="T16">It is created in int main() same as a variable is declared with basic data types.</text:span></text:p>
      <text:p text:style-name="P6"><text:span text:style-name="T14">Box box1 <text:s text:c="11"/></text:span><text:span text:style-name="T3">//Declares box1 with type Box</text:span></text:p>
      <text:p text:style-name="P6"><text:span text:style-name="T14">Box box2 <text:s text:c="11"/></text:span><text:span text:style-name="T3">//Declares box2 with type Box</text:span></text:p>
      <text:h text:style-name="P22" text:outline-level="1">Structure :</text:h>
      <text:p text:style-name="P7"><text:s text:c="25"/><text:span text:style-name="T18">In programming a Structure is a user defined data type that is usually used for grouping of different basic data types.</text:span></text:p>
      <text:p text:style-name="P8">For example :</text:p>
      <text:p text:style-name="P1"><text:soft-page-break/><text:span text:style-name="Source_20_Text">struct</text:span> <text:span text:style-name="Source_20_Text">address </text:span></text:p>
      <text:p text:style-name="Standard"><text:span text:style-name="Source_20_Text">{ </text:span></text:p>
      <text:p text:style-name="Standard"><text:span text:style-name="Source_20_Text">   char</text:span> <text:span text:style-name="Source_20_Text">name[50]; </text:span></text:p>
      <text:p text:style-name="Standard"><text:span text:style-name="Source_20_Text">   char</text:span> <text:span text:style-name="Source_20_Text">street[100]; </text:span></text:p>
      <text:p text:style-name="Standard"><text:span text:style-name="Source_20_Text">   char</text:span> <text:span text:style-name="Source_20_Text">city[50]; </text:span></text:p>
      <text:p text:style-name="Standard"><text:span text:style-name="Source_20_Text">   char</text:span> <text:span text:style-name="Source_20_Text">state[20]; </text:span></text:p>
      <text:p text:style-name="Standard"><text:span text:style-name="Source_20_Text">   int</text:span> <text:span text:style-name="Source_20_Text">pin; </text:span></text:p>
      <text:p text:style-name="Standard"><text:span text:style-name="Source_20_Text">};</text:span></text:p>
      <text:p text:style-name="P7"/>
      <text:h text:style-name="P22" text:outline-level="1">Instance Variables:</text:h>
      <text:p text:style-name="P3"><text:s text:c="58"/><text:span text:style-name="T7">Instance variables are the variables of a class that are declared inside the class but outside of any method, constructor or block. When an object is created then a separate copy of that instance variables is automatically created for each object.</text:span></text:p>
      <text:h text:style-name="P22" text:outline-level="1">Methods :</text:h>
      <text:p text:style-name="P3"><text:s text:c="35"/><text:span text:style-name="T7">Methods are the member functions of a class </text:span><text:span text:style-name="T8">that are used to perform certain actions. A method is accessible for all the objects of that class. They are usually declared in the public field of a class.</text:span></text:p>
      <text:p text:style-name="P3"><text:span text:style-name="T8"/></text:p>
      <text:p text:style-name="P3"><text:span text:style-name="T8"/></text:p>
      <text:h text:style-name="P24" text:outline-level="1"><text:span text:style-name="T20">Q</text:span>NO_2:</text:h>
      <text:p text:style-name="Text_20_body"><text:span text:style-name="T21"/></text:p>
      <text:h text:style-name="P22" text:outline-level="1">Non-Static Data Members</text:h>
      <text:p text:style-name="P3"><text:s text:c="77"/><text:span text:style-name="T9">The data members of a class that are declared without a static keyword are called non-static data members.</text:span></text:p>
      <text:p text:style-name="P12"><text:span text:style-name="T4">When an object is created then a separate copy of non-static data members is automatically created for every object of that class.</text:span></text:p>
      <text:h text:style-name="P22" text:outline-level="1">Static Data Members</text:h>
      <text:p text:style-name="P3"><text:s text:c="62"/><text:span text:style-name="T9">The data members of a class that are declared with static keyword are called static data members.</text:span></text:p>
      <text:p text:style-name="P13"><text:soft-page-break/><text:span text:style-name="T4">For all the objects of a class the static data member is same. Any changes in a static data member through an object remains the same when it is used for another object.</text:span></text:p>
      <text:p text:style-name="P13"><text:span text:style-name="T10">Static data member is also defines outside the class.</text:span></text:p>
      <text:p text:style-name="P15"><text:span text:style-name="T4">Like :</text:span></text:p>
      <text:p text:style-name="P14"><text:span text:style-name="T4"><text:s text:c="9"/>data_type </text:span><text:span text:style-name="T13">class_name </text:span><text:span text:style-name="T4">: : data_member_name;</text:span><text:span text:style-name="T9"> </text:span></text:p>
      <text:p text:style-name="P15"><text:span text:style-name="T9">E</text:span><text:span text:style-name="T4">xample : </text:span></text:p>
      <text:p text:style-name="P14"><text:span text:style-name="T4"><text:s text:c="9"/>int Account : : balance;</text:span></text:p>
      <text:p text:style-name="P14"><text:span text:style-name="T4"/></text:p>
      <text:h text:style-name="P22" text:outline-level="1">Accessing of Data Members</text:h>
      <text:p text:style-name="Text_20_body"><text:span text:style-name="T2"/></text:p>
      <text:h text:style-name="P25" text:outline-level="2">From Public:</text:h>
      <text:p text:style-name="P16"><text:s text:c="35"/><text:span text:style-name="T11">The data members can easily be accessed from public by using a dot(.) operator with the object of that class.</text:span></text:p>
      <text:p text:style-name="P19"><text:span text:style-name="T17">For example:</text:span></text:p>
      <text:p text:style-name="P17"><text:span text:style-name="T4"><text:s text:c="3"/>class Account{</text:span></text:p>
      <text:p text:style-name="P17"><text:span text:style-name="T4">public:</text:span></text:p>
      <text:p text:style-name="P17"><text:span text:style-name="T4">int balance;</text:span></text:p>
      <text:p text:style-name="P17"><text:span text:style-name="T4">};</text:span></text:p>
      <text:p text:style-name="P17"><text:span text:style-name="T4"/></text:p>
      <text:p text:style-name="P17"><text:span text:style-name="T4">int main()</text:span></text:p>
      <text:p text:style-name="P17"><text:span text:style-name="T4">{</text:span></text:p>
      <text:p text:style-name="P17"><text:span text:style-name="T4">Account a1;</text:span></text:p>
      <text:p text:style-name="P17"><text:span text:style-name="T4">a1.balance = 100;</text:span></text:p>
      <text:p text:style-name="P16"><text:span text:style-name="T22">}</text:span></text:p>
      <text:p text:style-name="Text_20_body"><text:s text:c="36"/></text:p>
      <text:h text:style-name="Heading_20_2" text:outline-level="2"><text:soft-page-break/></text:h>
      <text:h text:style-name="Heading_20_2" text:outline-level="2">From Private:</text:h>
      <text:p text:style-name="Text_20_body"><text:s text:c="36"/><text:span text:style-name="T12">If the data members are initializes as private then they cannot be accessed easily. To excess these member functions we have to make member functions in public field like setter and getter functions.</text:span></text:p>
      <text:p text:style-name="P20"><text:span text:style-name="T12">F</text:span><text:span text:style-name="T4">or example:</text:span></text:p>
      <text:p text:style-name="P18"><text:span text:style-name="T4">class Account{</text:span></text:p>
      <text:p text:style-name="P18"><text:span text:style-name="T4">private:</text:span></text:p>
      <text:p text:style-name="P18"><text:span text:style-name="T4">int balance:</text:span></text:p>
      <text:p text:style-name="P18"><text:span text:style-name="T4">public:</text:span></text:p>
      <text:p text:style-name="P18"><text:span text:style-name="T4"><text:s text:c="3"/>Account(){</text:span></text:p>
      <text:p text:style-name="P18"><text:span text:style-name="T4">}</text:span></text:p>
      <text:p text:style-name="P18"><text:span text:style-name="T4">void setter(int bal)</text:span></text:p>
      <text:p text:style-name="P18"><text:span text:style-name="T4">{</text:span></text:p>
      <text:p text:style-name="P18"><text:span text:style-name="T4">balance = bal;</text:span></text:p>
      <text:p text:style-name="P18"><text:span text:style-name="T4">}</text:span></text:p>
      <text:p text:style-name="P18"><text:span text:style-name="T4">int getter()</text:span></text:p>
      <text:p text:style-name="P18"><text:span text:style-name="T4">{</text:span></text:p>
      <text:p text:style-name="P18"><text:span text:style-name="T4">return balance;</text:span></text:p>
      <text:p text:style-name="P18"><text:span text:style-name="T4">}</text:span></text:p>
      <text:p text:style-name="P18"><text:span text:style-name="T4">};</text:span></text:p>
      <text:p text:style-name="P18"><text:span text:style-name="T4"/></text:p>
      <text:p text:style-name="P18"><text:span text:style-name="T4">int main()</text:span></text:p>
      <text:p text:style-name="P18"><text:span text:style-name="T4">{</text:span></text:p>
      <text:p text:style-name="P18"><text:span text:style-name="T4">Account a1;</text:span></text:p>
      <text:p text:style-name="P18"><text:span text:style-name="T4">a1.setter(100)</text:span></text:p>
      <text:p text:style-name="P18"><text:span text:style-name="T4">cout&lt;&lt;a1.getter()&lt;&lt;endl;</text:span></text:p>
      <text:p text:style-name="P18"><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06:39:53.529311038</meta:creation-date>
    <dc:date>2018-12-18T00:08:50.049025007</dc:date>
    <meta:editing-duration>PT13M13S</meta:editing-duration>
    <meta:editing-cycles>6</meta:editing-cycles>
    <meta:generator>LibreOffice/6.0.3.2$Linux_X86_64 LibreOffice_project/00m0$Build-2</meta:generator>
    <meta:document-statistic meta:table-count="0" meta:image-count="0" meta:object-count="0" meta:page-count="4" meta:paragraph-count="80" meta:word-count="483" meta:character-count="3230" meta:non-whitespace-character-count="2319"/>
  </office:meta>
</office:document-meta>
</file>